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34861111111111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19263888888889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097222222222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3347222222222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597222222222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5763888888889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66347222222222cm"/>
    </style:style>
    <style:style style:name="co23" style:family="table-column">
      <style:table-column-properties fo:break-before="auto" style:column-width="2.0284722222222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bruary_2026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292" table:style-name="ce5">
            <text:p>292</text:p>
          </table:table-cell>
          <table:table-cell office:value-type="float" office:value="278.38405" table:style-name="ce5">
            <text:p>278</text:p>
          </table:table-cell>
          <table:table-cell office:value-type="float" office:value="694" table:style-name="ce5">
            <text:p>694</text:p>
          </table:table-cell>
          <table:table-cell office:value-type="float" office:value="669.90659000000005" table:style-name="ce5">
            <text:p>670</text:p>
          </table:table-cell>
          <table:table-cell office:value-type="float" office:value="4300" table:style-name="ce5">
            <text:p>4,300</text:p>
          </table:table-cell>
          <table:table-cell office:value-type="float" office:value="4176.8326999999999" table:style-name="ce5">
            <text:p>4,177</text:p>
          </table:table-cell>
          <table:table-cell office:value-type="float" office:value="2839" table:style-name="ce5">
            <text:p>2,839</text:p>
          </table:table-cell>
          <table:table-cell office:value-type="float" office:value="2775.5561399999997" table:style-name="ce5">
            <text:p>2,776</text:p>
          </table:table-cell>
          <table:table-cell office:value-type="float" office:value="183" table:style-name="ce5">
            <text:p>183</text:p>
          </table:table-cell>
          <table:table-cell office:value-type="float" office:value="178.56867" table:style-name="ce5">
            <text:p>179</text:p>
          </table:table-cell>
          <table:table-cell office:value-type="float" office:value="29" table:style-name="ce5">
            <text:p>29</text:p>
          </table:table-cell>
          <table:table-cell office:value-type="float" office:value="27.81757" table:style-name="ce5">
            <text:p>28</text:p>
          </table:table-cell>
          <table:table-cell office:value-type="float" office:value="8337" table:style-name="ce5">
            <text:p>8,337</text:p>
          </table:table-cell>
          <table:table-cell office:value-type="float" office:value="8107.0657199999996" table:style-name="ce5">
            <text:p>8,10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50" table:style-name="ce5">
            <text:p>150</text:p>
          </table:table-cell>
          <table:table-cell office:value-type="float" office:value="135.47976999999997" table:style-name="ce5">
            <text:p>135</text:p>
          </table:table-cell>
          <table:table-cell office:value-type="float" office:value="113" table:style-name="ce5">
            <text:p>113</text:p>
          </table:table-cell>
          <table:table-cell office:value-type="float" office:value="104.32648" table:style-name="ce5">
            <text:p>104</text:p>
          </table:table-cell>
          <table:table-cell office:value-type="float" office:value="111" table:style-name="ce5">
            <text:p>111</text:p>
          </table:table-cell>
          <table:table-cell office:value-type="float" office:value="106.21350999999999" table:style-name="ce5">
            <text:p>106</text:p>
          </table:table-cell>
          <table:table-cell office:value-type="float" office:value="10" table:style-name="ce5">
            <text:p>10</text:p>
          </table:table-cell>
          <table:table-cell office:value-type="float" office:value="9.097290000000001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" table:style-name="ce5">
            <text:p>385</text:p>
          </table:table-cell>
          <table:table-cell office:value-type="float" office:value="356.11704999999995" table:style-name="ce5">
            <text:p>35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36" table:style-name="ce5">
            <text:p>9,136</text:p>
          </table:table-cell>
          <table:table-cell office:value-type="float" office:value="7959.8104599999997" table:style-name="ce5">
            <text:p>7,960</text:p>
          </table:table-cell>
          <table:table-cell office:value-type="float" office:value="2889" table:style-name="ce5">
            <text:p>2,889</text:p>
          </table:table-cell>
          <table:table-cell office:value-type="float" office:value="2721.73396" table:style-name="ce5">
            <text:p>2,722</text:p>
          </table:table-cell>
          <table:table-cell office:value-type="float" office:value="3259" table:style-name="ce5">
            <text:p>3,259</text:p>
          </table:table-cell>
          <table:table-cell office:value-type="float" office:value="3089.0976300000002" table:style-name="ce5">
            <text:p>3,089</text:p>
          </table:table-cell>
          <table:table-cell office:value-type="float" office:value="918" table:style-name="ce5">
            <text:p>918</text:p>
          </table:table-cell>
          <table:table-cell office:value-type="float" office:value="890.77023999999994" table:style-name="ce5">
            <text:p>891</text:p>
          </table:table-cell>
          <table:table-cell office:value-type="float" office:value="60" table:style-name="ce5">
            <text:p>60</text:p>
          </table:table-cell>
          <table:table-cell office:value-type="float" office:value="59.9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62" table:style-name="ce5">
            <text:p>16,262</text:p>
          </table:table-cell>
          <table:table-cell office:value-type="float" office:value="14721.31229" table:style-name="ce5">
            <text:p>14,72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9" table:style-name="ce5">
            <text:p>469</text:p>
          </table:table-cell>
          <table:table-cell office:value-type="float" office:value="418.77677" table:style-name="ce5">
            <text:p>419</text:p>
          </table:table-cell>
          <table:table-cell office:value-type="float" office:value="418" table:style-name="ce5">
            <text:p>418</text:p>
          </table:table-cell>
          <table:table-cell office:value-type="float" office:value="385.15868999999998" table:style-name="ce5">
            <text:p>385</text:p>
          </table:table-cell>
          <table:table-cell office:value-type="float" office:value="368" table:style-name="ce5">
            <text:p>368</text:p>
          </table:table-cell>
          <table:table-cell office:value-type="float" office:value="351.81813999999997" table:style-name="ce5">
            <text:p>352</text:p>
          </table:table-cell>
          <table:table-cell office:value-type="float" office:value="95" table:style-name="ce5">
            <text:p>95</text:p>
          </table:table-cell>
          <table:table-cell office:value-type="float" office:value="93.454059999999998" table:style-name="ce5">
            <text:p>93</text:p>
          </table:table-cell>
          <table:table-cell office:value-type="float" office:value="9" table:style-name="ce5">
            <text:p>9</text:p>
          </table:table-cell>
          <table:table-cell office:value-type="float" office:value="8.8108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" table:style-name="ce5">
            <text:p>1,359</text:p>
          </table:table-cell>
          <table:table-cell office:value-type="float" office:value="1258.01847" table:style-name="ce5">
            <text:p>1,258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8634" table:style-name="ce5">
            <text:p>28,634</text:p>
          </table:table-cell>
          <table:table-cell office:value-type="float" office:value="26922.655350000001" table:style-name="ce5">
            <text:p>26,923</text:p>
          </table:table-cell>
          <table:table-cell office:value-type="float" office:value="7722" table:style-name="ce5">
            <text:p>7,722</text:p>
          </table:table-cell>
          <table:table-cell office:value-type="float" office:value="7354.1686" table:style-name="ce5">
            <text:p>7,354</text:p>
          </table:table-cell>
          <table:table-cell office:value-type="float" office:value="7906" table:style-name="ce5">
            <text:p>7,906</text:p>
          </table:table-cell>
          <table:table-cell office:value-type="float" office:value="7527.6040999999996" table:style-name="ce5">
            <text:p>7,528</text:p>
          </table:table-cell>
          <table:table-cell office:value-type="float" office:value="968" table:style-name="ce5">
            <text:p>968</text:p>
          </table:table-cell>
          <table:table-cell office:value-type="float" office:value="947.94763999999998" table:style-name="ce5">
            <text:p>948</text:p>
          </table:table-cell>
          <table:table-cell office:value-type="float" office:value="54" table:style-name="ce5">
            <text:p>54</text:p>
          </table:table-cell>
          <table:table-cell office:value-type="float" office:value="52.675669999999997" table:style-name="ce5">
            <text:p>53</text:p>
          </table:table-cell>
          <table:table-cell office:value-type="float" office:value="23125" table:style-name="ce5">
            <text:p>23,125</text:p>
          </table:table-cell>
          <table:table-cell office:value-type="float" office:value="21493.58855" table:style-name="ce5">
            <text:p>21,494</text:p>
          </table:table-cell>
          <table:table-cell office:value-type="float" office:value="68409" table:style-name="ce5">
            <text:p>68,409</text:p>
          </table:table-cell>
          <table:table-cell office:value-type="float" office:value="64298.639909999991" table:style-name="ce5">
            <text:p>64,299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90" table:style-name="ce5">
            <text:p>1,090</text:p>
          </table:table-cell>
          <table:table-cell office:value-type="float" office:value="983.08821999999998" table:style-name="ce5">
            <text:p>983</text:p>
          </table:table-cell>
          <table:table-cell office:value-type="float" office:value="498" table:style-name="ce5">
            <text:p>498</text:p>
          </table:table-cell>
          <table:table-cell office:value-type="float" office:value="477.92133999999999" table:style-name="ce5">
            <text:p>478</text:p>
          </table:table-cell>
          <table:table-cell office:value-type="float" office:value="206" table:style-name="ce5">
            <text:p>206</text:p>
          </table:table-cell>
          <table:table-cell office:value-type="float" office:value="196.77218999999999" table:style-name="ce5">
            <text:p>197</text:p>
          </table:table-cell>
          <table:table-cell office:value-type="float" office:value="52" table:style-name="ce5">
            <text:p>52</text:p>
          </table:table-cell>
          <table:table-cell office:value-type="float" office:value="51.040520000000001" table:style-name="ce5">
            <text:p>51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2" table:style-name="ce5">
            <text:p>1,852</text:p>
          </table:table-cell>
          <table:table-cell office:value-type="float" office:value="1714.8222699999999" table:style-name="ce5">
            <text:p>1,71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Hartley, Robert</meta:initial-creator>
    <dc:creator>Sharma, Nikhil</dc:creator>
    <meta:creation-date>2022-09-30T10:29:42Z</meta:creation-date>
    <dc:date>2026-03-24T12:21:27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